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, Menlo, 'courier new', monospace"/>
    <style:font-face style:name="Google Sans" svg:font-family="'Google Sans', Roboto, Arial, sans-serif"/>
    <style:font-face style:name="Lohit Devanagari1" svg:font-family="'Lohit Devanagari'"/>
    <style:font-face style:name="Roboto" svg:font-family="Roboto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25%"/>
    </style:style>
    <style:style style:name="P2" style:family="paragraph" style:parent-style-name="Standard">
      <style:paragraph-properties fo:margin-left="0cm" fo:margin-right="0cm" fo:line-height="125%" fo:text-indent="0cm" style:auto-text-indent="false"/>
      <style:text-properties fo:color="#3c4043" style:font-name="Google Sans" fo:font-weight="bold"/>
    </style:style>
    <style:style style:name="P3" style:family="paragraph" style:parent-style-name="Text_20_body">
      <style:text-properties officeooo:rsid="00131c63" officeooo:paragraph-rsid="00131c63"/>
    </style:style>
    <style:style style:name="P4" style:family="paragraph" style:parent-style-name="Text_20_body">
      <style:text-properties officeooo:rsid="00131c63" officeooo:paragraph-rsid="00142c33"/>
    </style:style>
    <style:style style:name="P5" style:family="paragraph" style:parent-style-name="Text_20_body">
      <style:text-properties officeooo:rsid="00142c33" officeooo:paragraph-rsid="00142c33"/>
    </style:style>
    <style:style style:name="P6" style:family="paragraph" style:parent-style-name="Text_20_body">
      <style:text-properties fo:font-weight="bold" officeooo:rsid="00131c63" officeooo:paragraph-rsid="00131c63" style:font-weight-asian="bold" style:font-weight-complex="bold"/>
    </style:style>
    <style:style style:name="T1" style:family="text">
      <style:text-properties fo:color="#3c4043" style:font-name="Roboto" fo:font-weight="normal"/>
    </style:style>
    <style:style style:name="T2" style:family="text">
      <style:text-properties fo:font-variant="normal" fo:text-transform="none" fo:color="#0000cd" style:font-name="Consolas" fo:font-size="9pt" fo:letter-spacing="normal" fo:font-style="normal" fo:font-weight="normal"/>
    </style:style>
    <style:style style:name="T3" style:family="text">
      <style:text-properties fo:font-variant="normal" fo:text-transform="none" fo:color="#000000" fo:letter-spacing="normal"/>
    </style:style>
    <style:style style:name="T4" style:family="text">
      <style:text-properties fo:font-variant="normal" fo:text-transform="none" fo:color="#000000" style:font-name="Consolas" fo:font-size="9pt" fo:letter-spacing="normal" fo:font-style="normal" fo:font-weight="normal"/>
    </style:style>
    <style:style style:name="T5" style:family="text">
      <style:text-properties fo:font-variant="normal" fo:text-transform="none" fo:color="#a52a2a" style:font-name="Consolas" fo:font-size="9pt" fo:letter-spacing="normal" fo:font-style="normal" fo:font-weight="normal"/>
    </style:style>
    <style:style style:name="T6" style:family="text">
      <style:text-properties fo:font-variant="normal" fo:text-transform="none" fo:color="#ff0000" style:font-name="Consolas" fo:font-size="9pt" fo:letter-spacing="normal" fo:font-style="normal" fo:font-weight="normal"/>
    </style:style>
    <style:style style:name="T7" style:family="text">
      <style:text-properties officeooo:rsid="00142c33"/>
    </style:style>
    <style:style style:name="T8" style:family="text">
      <style:text-properties officeooo:rsid="001578e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/**<text:line-break/>* Assume we are fetching the data from a rest endpoint in the get data function.<text:line-break/>* we can simulate the same by replacing the setTimeout with fetch api and executing the same in a browser.<text:line-break/>**/<text:line-break/><text:line-break/>function getData(uId) {<text:line-break/>setTimeout(() =&gt; {<text:line-break/>console.log("Fetched the data!");<text:line-break/>return "</text:span><text:a xlink:type="simple" xlink:href="https://mail.google.com/mail/?view=cm&amp;fs=1&amp;to=skc%40gmail.com&amp;authuser=0" office:target-frame-name="_blank" xlink:show="new" text:style-name="Internet_20_link" text:visited-style-name="Visited_20_Internet_20_Link">skc@gmail.com</text:a><text:span text:style-name="T1">";<text:line-break/>}, 4000);<text:line-break/>}<text:line-break/>console.log("start");<text:line-break/>var email = getData("skc");<text:line-break/>console.log("Email id of the user id is: " + email);<text:line-break/>console.log("end");<text:line-break/><text:line-break/>// How do you solve this problem. How can we wait for till the function execution is completed, so that we can have correct email at line 10?</text:span></text:p>
      <text:p text:style-name="P2"/>
      <text:p text:style-name="P6">SOL:</text:p>
      <text:p text:style-name="P3">async function getData(uId){</text:p>
      <text:p text:style-name="P3"><text:tab/>let myPromise = new Promise(function(resolve){</text:p>
      <text:p text:style-name="P4"><text:tab/><text:tab/>setTimeout(function() {</text:p>
      <text:p text:style-name="P4"><text:tab/><text:tab/><text:tab/><text:span text:style-name="T7">console.log(“Fetched the data!”);</text:span></text:p>
      <text:p text:style-name="P4"><text:tab/><text:tab/><text:tab/>resolve(“<text:a xlink:type="simple" xlink:href="mailto:skc@gmail.com" text:style-name="Internet_20_link" text:visited-style-name="Visited_20_Internet_20_Link"><text:span text:style-name="T7">skc@gmail.com</text:span></text:a>”);</text:p>
      <text:p text:style-name="P4"><text:tab/><text:tab/>},<text:span text:style-name="T7">4000</text:span>);</text:p>
      <text:p text:style-name="P4"><text:tab/>});</text:p>
      <text:p text:style-name="P4"><text:tab/><text:span text:style-name="T8">let email = await myPromise;</text:span></text:p>
      <text:p text:style-name="P4"><text:tab/><text:span text:style-name="T8">return email;</text:span></text:p>
      <text:p text:style-name="P4">}</text:p>
      <text:p text:style-name="P5">console.log(“start”);</text:p>
      <text:p text:style-name="P5"><text:span text:style-name="T8">var email = </text:span>getData(“skc”);</text:p>
      <text:p text:style-name="P5">console.log(“Email id of user id is: ”+email);</text:p>
      <text:p text:style-name="P5">console.log(“end”);</text:p>
      <text:p text:style-name="P3"><text:span text:style-name="T4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, Menlo, 'courier new', monospace"/>
    <style:font-face style:name="Google Sans" svg:font-family="'Google Sans', Roboto, Arial, sans-serif"/>
    <style:font-face style:name="Lohit Devanagari1" svg:font-family="'Lohit Devanagari'"/>
    <style:font-face style:name="Roboto" svg:font-family="Roboto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6T16:48:57.388846488</meta:creation-date>
    <dc:date>2021-10-06T17:20:18.872315946</dc:date>
    <meta:editing-duration>PT9S</meta:editing-duration>
    <meta:editing-cycles>1</meta:editing-cycles>
    <meta:document-statistic meta:table-count="0" meta:image-count="0" meta:object-count="0" meta:page-count="1" meta:paragraph-count="16" meta:word-count="134" meta:character-count="914" meta:non-whitespace-character-count="780"/>
    <meta:generator>LibreOffice/6.4.7.2$Linux_X86_64 LibreOffice_project/40$Build-2</meta:generator>
  </office:meta>
</office:document-meta>
</file>